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50D5ADADFF8EC4E7B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My First LibreOffice Presentation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By: Alexandra Rivera Rodriguez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Bees :)</text:p>
          </draw:text-box>
        </draw:frame>
        <draw:frame draw:style-name="gr2" draw:text-style-name="P4" draw:layer="layout" svg:width="7.928cm" svg:height="6.834cm" svg:x="9.852cm" svg:y="4.596cm">
          <draw:image xlink:href="Pictures/10000001000005DC0000050D5ADADFF8EC4E7B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22:30:56.072939273</meta:creation-date>
    <meta:editing-duration>PT52S</meta:editing-duration>
    <meta:editing-cycles>2</meta:editing-cycles>
    <meta:generator>LibreOffice/7.3.7.2$Linux_X86_64 LibreOffice_project/30$Build-2</meta:generator>
    <dc:title>Beehive</dc:title>
    <dc:date>2023-10-27T22:41:58.725933516</dc:date>
    <meta:document-statistic meta:object-count="144"/>
  </office:meta>
</office:document-meta>
</file>